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436cm" style:use-optimal-column-width="false"/>
    </style:style>
    <style:style style:name="co2" style:family="table-column">
      <style:table-column-properties style:column-width="9.846cm" style:use-optimal-column-width="false"/>
    </style:style>
    <style:style style:name="co3" style:family="table-column">
      <style:table-column-properties style:column-width="4.927cm" style:use-optimal-column-width="false"/>
    </style:style>
    <style:style style:name="ro1" style:family="table-row">
      <style:table-row-properties style:row-height="0.688cm"/>
    </style:style>
    <style:style style:name="ro2" style:family="table-row">
      <style:table-row-properties style:row-height="1.106cm"/>
    </style:style>
    <style:style style:name="ro3" style:family="table-row">
      <style:table-row-properties style:row-height="1.193cm"/>
    </style:style>
    <style:style style:name="ro4" style:family="table-row">
      <style:table-row-properties style:row-height="0cm"/>
    </style:style>
    <style:style style:name="ce1" style:family="table-cell">
      <loext:graphic-properties style:repeat="repeat" draw:textarea-vertical-align="middle"/>
      <style:paragraph-properties fo:text-align="center" fo:border="0.03pt solid #000000"/>
      <style:text-properties fo:background-color="transparent"/>
    </style:style>
    <style:style style:name="ce2" style:family="table-cell">
      <loext:graphic-properties draw:fill-color="#99ffff" style:repeat="repeat" draw:textarea-vertical-align="middle"/>
      <style:paragraph-properties fo:text-align="center" fo:border="0.03pt solid #000000"/>
      <style:text-properties fo:background-color="transparent"/>
    </style:style>
    <style:style style:name="ce3" style:family="table-cell">
      <loext:graphic-properties draw:fill-color="#66cc99" style:repeat="repeat" draw:textarea-vertical-align="middle"/>
      <style:paragraph-properties fo:text-align="center" fo:border="0.03pt solid #000000"/>
      <style:text-properties fo:background-color="transparent"/>
    </style:style>
    <style:style style:name="ce4" style:family="table-cell">
      <loext:graphic-properties draw:fill-color="#ccffcc" style:repeat="repeat" draw:textarea-vertical-align="middle"/>
      <style:paragraph-properties fo:text-align="center" fo:border="0.03pt solid #000000"/>
      <style:text-properties fo:background-color="transparent"/>
    </style:style>
    <style:style style:name="ce5" style:family="table-cell">
      <loext:graphic-properties draw:fill-color="#729fcf" style:repeat="repeat" draw:textarea-vertical-align="middle"/>
      <style:paragraph-properties fo:text-align="center" fo:border="0.03pt solid #000000"/>
      <style:text-properties fo:background-color="transparent"/>
    </style:style>
    <style:style style:name="ce6" style:family="table-cell">
      <loext:graphic-properties draw:fill-color="#ff8080" style:repeat="repeat" draw:textarea-vertical-align="middle"/>
      <style:paragraph-properties fo:text-align="center" fo:border="0.03pt solid #000000"/>
      <style:text-properties fo:background-color="transparent"/>
    </style:style>
    <style:style style:name="ce7" style:family="table-cell">
      <loext:graphic-properties draw:fill-color="#99cc99" style:repeat="repeat" draw:textarea-vertical-align="middle"/>
      <style:paragraph-properties fo:text-align="center" fo:border="0.03pt solid #000000"/>
      <style:text-properties fo:background-color="transparent"/>
    </style:style>
    <style:style style:name="ce8" style:family="table-cell">
      <loext:graphic-properties draw:fill-color="#ffffcc" style:repeat="repeat" draw:textarea-vertical-align="middle"/>
      <style:paragraph-properties fo:text-align="center" fo:border="0.03pt solid #000000"/>
      <style:text-properties fo:background-color="transparent"/>
    </style:style>
    <style:style style:name="ce9" style:family="table-cell">
      <loext:graphic-properties draw:fill-color="#83caff" style:repeat="repeat" draw:textarea-vertical-align="middle"/>
      <style:paragraph-properties fo:text-align="center" fo:border="0.03pt solid #000000"/>
      <style:text-properties fo:background-color="transparent"/>
    </style:style>
    <style:style style:name="ce10" style:family="table-cell">
      <loext:graphic-properties draw:fill-color="#cfe7f5" style:repeat="repeat" draw:textarea-vertical-align="middle"/>
      <style:paragraph-properties fo:text-align="center" fo:border="0.03pt solid #000000"/>
      <style:text-properties fo:background-color="transparent"/>
    </style:style>
    <style:style style:name="P1" style:family="paragraph">
      <style:paragraph-properties fo:text-align="center"/>
      <style:text-properties fo:background-color="transparent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208cm" svg:height="26.309cm" svg:x="1.291cm" svg:y="0.5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Bytes</text:span></text:p>
              </table:table-cell>
              <table:table-cell>
                <text:p text:style-name="P1"><text:span text:style-name="T1">Data</text:span></text:p>
              </table:table-cell>
              <table:table-cell>
                <text:p text:style-name="P1"><text:span text:style-name="T1">Value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0</text:span></text:p>
              </table:table-cell>
              <table:table-cell table:style-name="ce2" table:number-rows-spanned="3">
                <text:p text:style-name="P1"><text:span text:style-name="T1">Identifier</text:span></text:p>
              </table:table-cell>
              <table:table-cell>
                <text:p text:style-name="P1"><text:span text:style-name="T1">0x5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</text:span></text:p>
              </table:table-cell>
              <table:covered-table-cell table:style-name="ce2"/>
              <table:table-cell>
                <text:p text:style-name="P1"><text:span text:style-name="T1">0x0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2</text:span></text:p>
              </table:table-cell>
              <table:covered-table-cell table:style-name="ce2"/>
              <table:table-cell>
                <text:p text:style-name="P1"><text:span text:style-name="T1">0x0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3</text:span></text:p>
              </table:table-cell>
              <table:table-cell table:style-name="ce3" table:number-rows-spanned="8">
                <text:p text:style-name="P1"><text:span text:style-name="T1">ID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5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6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8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9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10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11</text:span></text:p>
              </table:table-cell>
              <table:table-cell table:style-name="ce4">
                <text:p text:style-name="P1"><text:span text:style-name="T1">Type</text:span></text:p>
              </table:table-cell>
              <table:table-cell>
                <text:p text:style-name="P1"><text:span text:style-name="T1">SB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2</text:span></text:p>
              </table:table-cell>
              <table:table-cell table:style-name="ce5">
                <text:p text:style-name="P1"><text:span text:style-name="T1">Firmware</text:span></text:p>
              </table:table-cell>
              <table:table-cell>
                <text:p text:style-name="P1"><text:span text:style-name="T1">-127,-126,-12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3</text:span></text:p>
              </table:table-cell>
              <table:table-cell table:style-name="ce6" table:number-rows-spanned="2">
                <text:p text:style-name="P1"><text:span text:style-name="T1">Temperatur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4</text:span></text:p>
              </table:table-cell>
              <table:covered-table-cell table:style-name="ce6"/>
              <table:table-cell/>
            </table:table-row>
            <table:table-row table:style-name="ro2" table:default-cell-style-name="ce1">
              <table:table-cell>
                <text:p text:style-name="P1"><text:span text:style-name="T1">15</text:span></text:p>
              </table:table-cell>
              <table:table-cell table:style-name="ce7">
                <text:p text:style-name="P1"><text:span text:style-name="T1">Battery Voltag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6</text:span></text:p>
              </table:table-cell>
              <table:table-cell table:style-name="ce8">
                <text:p text:style-name="P1"><text:span text:style-name="T1">Accelerometer:x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7</text:span></text:p>
              </table:table-cell>
              <table:table-cell>
                <text:p text:style-name="P1"><text:span text:style-name="T1">Accelerometer:y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8</text:span></text:p>
              </table:table-cell>
              <table:table-cell>
                <text:p text:style-name="P1"><text:span text:style-name="T1">Acceleromenter:z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"><text:span text:style-name="T1">19</text:span></text:p>
              </table:table-cell>
              <table:table-cell table:style-name="ce9">
                <text:p text:style-name="P1"><text:span text:style-name="T1">Current Motion State Duration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1"><text:span text:style-name="T1">20</text:span></text:p>
              </table:table-cell>
              <table:table-cell table:style-name="ce4">
                <text:p text:style-name="P1"><text:span text:style-name="T1">Previous Motion State Duration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21</text:span></text:p>
              </table:table-cell>
              <table:table-cell table:style-name="ce10">
                <text:p text:style-name="P1"><text:span text:style-name="T1">Power/Firmware Stat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Oxygen-Sans" fo:font-family="Oxygen-Sans" style:font-family-generic="roman" style:font-pitch="variable" fo:font-size="18pt" style:letter-kerning="true" style:font-name-asian="Oxygen-Sans1" style:font-family-asian="Oxygen-Sans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249cm" fo:margin-bottom="0.438cm" fo:margin-left="0.744cm" fo:margin-right="0.45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5:25:41.076489719</meta:creation-date>
    <dc:date>2016-07-27T13:46:29.330251570</dc:date>
    <meta:editing-duration>PT25M23S</meta:editing-duration>
    <meta:editing-cycles>4</meta:editing-cycles>
    <meta:generator>LibreOffice/5.0.6.3$Linux_X86_64 LibreOffice_project/00m0$Build-3</meta:generator>
    <meta:document-statistic meta:object-count="1"/>
  </office:meta>
</office:document-meta>
</file>